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8491" officeooo:paragraph-rsid="001f8491"/>
    </style:style>
    <style:style style:name="P2" style:family="paragraph" style:parent-style-name="Heading_20_2">
      <style:text-properties officeooo:paragraph-rsid="001e47b2"/>
    </style:style>
    <style:style style:name="P3" style:family="paragraph" style:parent-style-name="Preformatted_20_Text">
      <style:text-properties officeooo:paragraph-rsid="001e47b2"/>
    </style:style>
    <style:style style:name="P4" style:family="paragraph" style:parent-style-name="Preformatted_20_Text">
      <style:text-properties fo:font-weight="bold" officeooo:rsid="003c133c" officeooo:paragraph-rsid="001e47b2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Preformatted_20_Text" style:list-style-name="L1">
      <style:text-properties officeooo:paragraph-rsid="001e47b2"/>
    </style:style>
    <style:style style:name="P7" style:family="paragraph" style:parent-style-name="Preformatted_20_Text" style:list-style-name="L1">
      <style:paragraph-properties fo:margin-top="0cm" fo:margin-bottom="0cm" style:contextual-spacing="false"/>
      <style:text-properties officeooo:paragraph-rsid="001e47b2"/>
    </style:style>
    <style:style style:name="P8" style:family="paragraph" style:parent-style-name="Preformatted_20_Text" style:list-style-name="L1">
      <style:text-properties fo:font-weight="bold" officeooo:paragraph-rsid="001e47b2" style:font-weight-asian="bold" style:font-weight-complex="bold"/>
    </style:style>
    <style:style style:name="P9" style:family="paragraph" style:parent-style-name="Text_20_body" style:list-style-name="L1">
      <style:text-properties officeooo:paragraph-rsid="001e47b2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1e47b2"/>
    </style:style>
    <style:style style:name="T1" style:family="text">
      <style:text-properties officeooo:rsid="001fbc68"/>
    </style:style>
    <style:style style:name="T2" style:family="text">
      <style:text-properties officeooo:rsid="0037bcf5"/>
    </style:style>
    <style:style style:name="T3" style:family="text">
      <style:text-properties officeooo:rsid="003d55f5"/>
    </style:style>
    <style:style style:name="T4" style:family="text">
      <style:text-properties officeooo:rsid="003b933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tocol</text:p>
      <text:p text:style-name="Preformatted_20_Text"/>
      <text:p text:style-name="Preformatted_20_Text">The Application Layer:: Devices :: Protocol:- Http, Https :: Manual Structure:-</text:p>
      <text:p text:style-name="Preformatted_20_Text">The Presentation Layer:: Devices :: Protocol:- Http, Https :: Manual Structure:-</text:p>
      <text:p text:style-name="Preformatted_20_Text">The Session Layer:: Devices :: Protocol:- Http, Https :: Manual Structure:-</text:p>
      <text:p text:style-name="Preformatted_20_Text">The Transport Layer:: Devices :: Protocol:- Http, Https :: Manual Structure:-</text:p>
      <text:p text:style-name="Preformatted_20_Text">The Network Layer:: Devices :: Protocol:- Http, Https :: Manual Structure:-</text:p>
      <text:p text:style-name="Preformatted_20_Text">The Data Link Layer:: Devices :: Protocol:- Http, Https :: Manual Structure:-</text:p>
      <text:p text:style-name="Preformatted_20_Text">The Physical Layer:: Devices :: Protocol:- Http, Https :: Manual Structure:-</text:p>
      <text:p text:style-name="Preformatted_20_Text">________________________________________________________________________________</text:p>
      <text:p text:style-name="Preformatted_20_Text">Manual Structure:-</text:p>
      <text:p text:style-name="Preformatted_20_Text"/>
      <text:h text:style-name="P2" text:outline-level="2"><text:span text:style-name="T1">S</text:span>tateless Protocols:</text:h>
      <text:list text:style-name="L1">
        <text:list-item>
          <text:p text:style-name="P9"><text:span text:style-name="Strong_20_Emphasis">HTTP (Hypertext Transfer Protocol)</text:span>: A stateless protocol where the client and server communicate independently during each request</text:p>
          <text:p text:style-name="P6"/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10"><text:span text:style-name="Strong_20_Emphasis">UDP (User Datagram Protocol)</text:span>: Another example of a stateless protocol used for low-latency and loss-tolerant connections between applications</text:p>
          <text:p text:style-name="P10"/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7">System</text:p>
          <text:p text:style-name="P7"/>
        </text:list-item>
        <text:list-item>
          <text:p text:style-name="P9"><text:span text:style-name="Strong_20_Emphasis">DNS (Domain Name System)</text:span>: A stateless protocol that translates domain names to IP addresses </text:p>
          <text:p text:style-name="P6"/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</text:list-item>
        <text:list-item>
          <text:p text:style-name="P8">Trivial File Transfer Protocol (TFTP):</text:p>
          <text:p text:style-name="P8"/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</text:list-item>
        <text:list-item>
          <text:p text:style-name="P8">Dynamic Host Configuration Protocol (DHCP):</text:p>
          <text:p text:style-name="P6"><text:soft-page-break/>Header</text:p>
          <text:p text:style-name="P6">Types</text:p>
          <text:p text:style-name="P6">&gt;&gt; 1. Type of Service field</text:p>
          <text:p text:style-name="P6"><text:tab/>1. Flags</text:p>
          <text:p text:style-name="P6">1.D</text:p>
          <text:p text:style-name="P6">2.O</text:p>
          <text:p text:style-name="P6">3.R</text:p>
          <text:p text:style-name="P6">4.A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8">Post Office Protocol 3 (POP3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8">Network News Transport Protocol (NNTP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</text:list-item>
        <text:list-item>
          <text:p text:style-name="P8">Network Time Protocol (NTP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<text:span text:style-name="T2">m</text:span></text:p>
        </text:list-item>
        <text:list-item>
          <text:p text:style-name="P6">Network Address Translation (NAT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Microsoft Active Directory Protocol (MAD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Calender Access Protocol (CA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<text:soft-page-break/>ttl</text:p>
          <text:p text:style-name="P6">System</text:p>
          <text:p text:style-name="P6"/>
        </text:list-item>
        <text:list-item>
          <text:p text:style-name="P6">Layer Two Tunnelling Protocol.(L2T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Point To Point Tunnelling Protocol (PPT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emote Procedure Call (RPC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IPv6</text:p>
          <text:p text:style-name="P6">Header</text:p>
          <text:p text:style-name="P6">Types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Ping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emote Procedure Call Protocol (RPC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Lightweight Presentation Protocol (LP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<text:soft-page-break/>Hop</text:p>
          <text:p text:style-name="P6">ttl</text:p>
          <text:p text:style-name="P6">System</text:p>
          <text:p text:style-name="P6"/>
        </text:list-item>
        <text:list-item>
          <text:p text:style-name="P6">Remote Directory Access Protocol (RDAS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Host Name Server Protocol (HNS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esource Location Protocol (RL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oute Access Protocol (RA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Internet Group Management Protocol (IGM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Secure File Transfer Protocol (SFT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Server Message Block (SMB)</text:p>
          <text:p text:style-name="P6">Header</text:p>
          <text:p text:style-name="P6">Types</text:p>
          <text:p text:style-name="P6"><text:soft-page-break/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emote Desktop Protocol. (RD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Session Description Protocol.(SD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Session Initiation Protocol. (SL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Internet Relay Chat (IRC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Real-Time Transport Protocol. (RTP)</text:p>
          <text:p text:style-name="P6">Header</text:p>
          <text:p text:style-name="P6">Types</text:p>
          <text:p text:style-name="P6">&gt;&gt; 1. Type of Service field</text:p>
          <text:p text:style-name="P6"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ICMP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Border Gateway Protocol (BGP)</text:p>
          <text:p text:style-name="P6"><text:soft-page-break/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Address Resolution Protocol (ARP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6">Internet Message Access Protocol. (IMAP4)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8">Hyper Text Transfer Protocol Secure. (HTTPS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</text:list-item>
      </text:list>
      <text:p text:style-name="P3"/>
      <text:list text:continue-numbering="true" text:style-name="L1">
        <text:list-header>
          <text:p text:style-name="P6"/>
        </text:list-header>
        <text:list-item>
          <text:p text:style-name="P8">Simple Network Management Protocol (SNMP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  <text:list-item>
          <text:p text:style-name="P8">Lightweight Directory Access Protocol(LDAP):</text:p>
          <text:p text:style-name="P6">Header</text:p>
          <text:p text:style-name="P6">Types</text:p>
          <text:p text:style-name="P6">&gt;&gt; 1. Type of Service field</text:p>
          <text:p text:style-name="P6"><text:tab/>1. Flags</text:p>
          <text:p text:style-name="P6">Hop</text:p>
          <text:p text:style-name="P6">ttl</text:p>
          <text:p text:style-name="P6">System</text:p>
          <text:p text:style-name="P6"/>
        </text:list-item>
      </text:list>
      <text:p text:style-name="Preformatted_20_Text">________________________________________________________________________________</text:p>
      <text:p text:style-name="Preformatted_20_Text">Automated Structure:-</text:p>
      <text:p text:style-name="P4">Security <text:span text:style-name="T3">H</text:span>eader:-</text:p>
      <text:p text:style-name="Preformatted_20_Text">________________________________________________________________________________</text:p>
      <text:p text:style-name="Preformatted_20_Text">Vulnerability:-</text:p>
      <text:p text:style-name="Preformatted_20_Text"/>
      <text:p text:style-name="Preformatted_20_Text">________________________________________________________________________________</text:p>
      <text:p text:style-name="Preformatted_20_Text"><text:soft-page-break/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8491" officeooo:paragraph-rsid="001f84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2:49:23.994000000</meta:creation-date>
    <dc:date>2024-06-12T18:00:16.405000000</dc:date>
    <meta:editing-duration>PT4M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320" meta:word-count="808" meta:character-count="4820" meta:non-whitespace-character-count="4332"/>
  </office:meta>
</office:document-meta>
</file>